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C200000172DC010BC2ED30007B.jpg" manifest:media-type="image/jpeg"/>
  <manifest:file-entry manifest:full-path="Pictures/100000000000032000000258D4436ACE333B3A2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2.315cm" fo:min-width="3.389cm" fo:padding-top="0.203cm" fo:padding-bottom="0.203cm" fo:padding-left="0.328cm" fo:padding-right="0.328cm" draw:shadow="hidden"/>
    </style:style>
    <style:style style:name="gr3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2.316cm" fo:min-width="3.389cm" fo:padding-top="0.203cm" fo:padding-bottom="0.203cm" fo:padding-left="0.328cm" fo:padding-right="0.328cm" draw:shadow="hidden"/>
    </style:style>
    <style:style style:name="gr4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3.96cm" fo:min-width="7.035cm" fo:padding-top="0.203cm" fo:padding-bottom="0.203cm" fo:padding-left="0.328cm" fo:padding-right="0.328cm" draw:shadow="hidden"/>
    </style:style>
    <style:style style:name="gr5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2.457cm" fo:min-width="12.188cm" fo:padding-top="0.203cm" fo:padding-bottom="0.203cm" fo:padding-left="0.328cm" fo:padding-right="0.328cm" draw:shadow="hidden"/>
    </style:style>
    <style:style style:name="gr6" style:family="graphic" style:parent-style-name="objectwithoutfill">
      <style:graphic-properties draw:stroke="solid" draw:stroke-dash="Ultrafine_20_Dashed" svg:stroke-width="0.159cm" svg:stroke-color="#ffffff" draw:marker-start="Arrow" draw:marker-start-width="0.537cm" draw:marker-end="Arrow" draw:marker-end-width="0.537cm" draw:fill="none" draw:textarea-vertical-align="middle" fo:padding-top="0.203cm" fo:padding-bottom="0.203cm" fo:padding-left="0.328cm" fo:padding-right="0.328cm" draw:shadow="hidden"/>
    </style:style>
    <style:style style:name="gr7" style:family="graphic" style:parent-style-name="objectwithoutfill">
      <style:graphic-properties draw:stroke="solid" draw:stroke-dash="Ultrafine_20_Dashed" svg:stroke-width="0.159cm" svg:stroke-color="#ffffff" draw:marker-start-width="0.537cm" draw:marker-end-width="0.537cm" draw:fill="none" draw:textarea-vertical-align="middle" fo:padding-top="0.203cm" fo:padding-bottom="0.203cm" fo:padding-left="0.328cm" fo:padding-right="0.328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lyt-brown-subtitle">
      <style:graphic-properties draw:fill-color="#729fcf" fo:min-height="3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lyt-brown-subtitle">
      <style:graphic-properties draw:fill-color="#ffffff" fo:min-height="16.251cm"/>
    </style:style>
    <style:style style:name="pr4" style:family="presentation" style:parent-style-name="lyt-brown-title">
      <style:graphic-properties fo:min-height="3.5cm"/>
    </style:style>
    <style:style style:name="pr5" style:family="presentation" style:parent-style-name="lyt-brown-notes">
      <style:graphic-properties draw:fill-color="#ffffff" fo:min-height="13.364cm"/>
    </style:style>
    <style:style style:name="pr6" style:family="presentation" style:parent-style-name="lyt-brown-title">
      <style:graphic-properties fo:min-height="4cm"/>
    </style:style>
    <style:style style:name="P1" style:family="paragraph">
      <style:text-properties fo:language="fr" fo:country="FR"/>
    </style:style>
    <style:style style:name="P2" style:family="paragraph">
      <loext:graphic-properties draw:fill-color="#729fcf"/>
      <style:text-properties fo:font-variant="small-caps" style:text-position="0% 100%" style:font-name="Arial" fo:font-size="44pt" fo:letter-spacing="0.071cm" fo:language="fr" fo:country="FR" fo:font-weight="bold" fo:background-color="transparent" style:font-size-asian="44pt" style:font-weight-asian="bold" style:font-size-complex="44pt" style:font-weight-complex="bold" style:font-relief="embossed"/>
    </style:style>
    <style:style style:name="P3" style:family="paragraph">
      <loext:graphic-properties draw:fill-color="#ffffff"/>
      <style:paragraph-properties fo:margin-left="0.6cm" fo:margin-right="0cm" fo:text-indent="-0.6cm"/>
      <style:text-properties fo:language="fr" fo:country="F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="none" draw:fill-color="#ffffff"/>
      <style:text-properties fo:language="fr" fo:country="F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4pt" fo:language="fr" fo:country="FR" style:font-size-asian="44pt" style:font-size-complex="44pt"/>
    </style:style>
    <style:style style:name="T1" style:family="text">
      <style:text-properties fo:font-variant="small-caps" style:text-position="0% 100%" style:font-name="Arial" fo:font-size="44pt" fo:letter-spacing="0.071cm" fo:font-weight="bold" fo:background-color="transparent" style:font-size-asian="44pt" style:font-weight-asian="bold" style:font-size-complex="44pt" style:font-weight-complex="bold" style:font-relief="embossed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text-style-name="P2" draw:layer="layout" svg:width="13cm" svg:height="3cm" svg:x="1cm" svg:y="0.5cm" presentation:class="subtitle" presentation:user-transformed="true">
          <draw:text-box>
            <text:p text:style-name="P1"><text:span text:style-name="T1">WAVE MIRR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rown" presentation:presentation-page-layout-name="AL1T32">
        <office:forms form:automatic-focus="false" form:apply-design-mode="false"/>
        <draw:frame presentation:style-name="pr3" draw:text-style-name="P4" draw:layer="layout" svg:width="25.199cm" svg:height="16.251cm" svg:x="1.4cm" svg:y="0.836cm" presentation:class="subtitle">
          <draw:text-box>
            <text:p text:style-name="P1">Problématique :</text:p>
            <text:p text:style-name="P1">Comment projeter une image en temps réel en utilisant des cylindres de couleurs contrastées 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rown" presentation:presentation-page-layout-name="AL2T1">
        <office:forms form:automatic-focus="false" form:apply-design-mode="false"/>
        <draw:frame presentation:style-name="pr4" draw:text-style-name="P1" draw:layer="layout" svg:width="28cm" svg:height="3.5cm" svg:x="0cm" svg:y="0cm" presentation:class="title" presentation:user-transformed="true">
          <draw:text-box>
            <text:p text:style-name="P1">Bête à cornes</text:p>
          </draw:text-box>
        </draw:frame>
        <draw:custom-shape draw:style-name="gr2" draw:text-style-name="P5" xml:id="id1" draw:id="id1" draw:layer="layout" svg:width="5.719cm" svg:height="3.847cm" svg:x="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5.719cm" svg:height="3.848cm" svg:x="15.781cm" svg:y="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0.875cm" svg:height="6.174cm" svg:x="8.469cm" svg:y="9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2.844cm" svg:height="2.863cm" svg:x="7.531cm" svg:y="17.637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7.86cm" svg:y1="7.347cm" svg:x2="18.641cm" svg:y2="7.437cm" draw:start-shape="id1" draw:start-glue-point="8" draw:end-shape="id2" draw:end-glue-point="8" svg:d="M7860 7347c0 1006 10781 961 10781 90" svg:viewBox="0 0 10782 750">
          <text:p/>
        </draw:connector>
        <draw:path draw:style-name="gr7" draw:text-style-name="P5" draw:layer="layout" svg:width="7.097cm" svg:height="7.586cm" draw:transform="skewX (0.0425860337486616) rotate (-0.977907979892424) translate (18.03125cm 8.51052631578947cm)" svg:viewBox="0 0 7098 7587" svg:d="M0 0h4531c4531 1 1685 7587 1685 7587">
          <text:p/>
        </draw:path>
        <draw:frame draw:style-name="gr8" draw:text-style-name="P6" draw:layer="layout" svg:width="3.5cm" svg:height="0.962cm" svg:x="6cm" svg:y="4.5cm">
          <draw:text-box>
            <text:p text:style-name="P1">Utilisateur</text:p>
          </draw:text-box>
        </draw:frame>
        <draw:frame draw:style-name="gr9" draw:text-style-name="P6" draw:layer="layout" svg:width="3.5cm" svg:height="1.673cm" svg:x="17cm" svg:y="4.5cm">
          <draw:text-box>
            <text:p text:style-name="P1">Sujet de reflection</text:p>
          </draw:text-box>
        </draw:frame>
        <draw:frame draw:style-name="gr10" draw:text-style-name="P6" draw:layer="layout" svg:width="8cm" svg:height="2.5cm" svg:x="10cm" svg:y="11cm">
          <draw:text-box>
            <text:p text:style-name="P1">Wave Mirror</text:p>
          </draw:text-box>
        </draw:frame>
        <draw:frame draw:style-name="gr8" draw:text-style-name="P6" draw:layer="layout" svg:width="12cm" svg:height="0.962cm" svg:x="8cm" svg:y="18cm">
          <draw:text-box>
            <text:p text:style-name="P1">Refléter une sil en temps réel</text:p>
          </draw:text-box>
        </draw:frame>
        <draw:connector draw:style-name="gr11" draw:text-style-name="P7" draw:layer="layout" draw:type="curve" draw:line-skew="2.888cm" svg:x1="9.882cm" svg:y1="6.784cm" svg:x2="20.663cm" svg:y2="6.874cm" draw:start-shape="id1" draw:start-glue-point="9" draw:end-shape="id2" draw:end-glue-point="9" svg:d="M9882 6784c0 6183 10781 6138 10781 90" svg:viewBox="0 0 10782 4633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rown" presentation:presentation-page-layout-name="AL2T1">
        <office:forms form:automatic-focus="false" form:apply-design-mode="false"/>
        <draw:frame presentation:style-name="pr6" draw:text-style-name="P8" draw:layer="layout" svg:width="28cm" svg:height="4cm" svg:x="0cm" svg:y="0cm" presentation:class="title" presentation:user-transformed="true">
          <draw:text-box>
            <text:p text:style-name="P1"><text:span text:style-name="T2">Diagramme pieuv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9" xlink:href="Pictures/100000000000032000000258D4436ACE333B3A23.png" xlink:type="simple" xlink:show="embed" xlink:actuate="onLoad"/>
    <draw:fill-image draw:name="background" xlink:href="Pictures/10000000000001C200000172DC010BC2ED30007B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2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dc:title>lyt-brown</dc:title>
    <dc:description>Presentation Layout Template</dc:description>
    <meta:creation-date>2018-09-10T13:58:45.984952000</meta:creation-date>
    <dc:language>en-US</dc:language>
    <meta:editing-cycles>2</meta:editing-cycles>
    <meta:editing-duration>PT5M4S</meta:editing-duration>
    <dc:date>2018-09-10T14:03:49.544899000</dc:date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